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A0000012CC7CF9D30.png" manifest:media-type="image/png"/>
  <manifest:file-entry manifest:full-path="Pictures/10000001000001D900000347F6C26F69.png" manifest:media-type="image/png"/>
  <manifest:file-entry manifest:full-path="Pictures/10000000000003B500000105E8DD5D0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Sans" svg:font-family="LiberationSans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3.77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title">
      <style:graphic-properties draw:fill="solid" draw:fill-color="#99cc99" draw:textarea-vertical-align="middle" draw:auto-grow-height="true" fo:min-height="5.36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_5f_-title">
      <style:graphic-properties draw:auto-grow-height="true" fo:min-height="2.927cm" loext:decorative="false"/>
      <style:paragraph-properties style:writing-mode="lr-tb"/>
    </style:style>
    <style:style style:name="pr4" style:family="presentation" style:parent-style-name="Default_5f_-outline1">
      <style:graphic-properties draw:auto-grow-height="true" fo:min-height="14.732cm" loext:decorative="false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Default_5f_-title">
      <style:graphic-properties fo:min-height="2.927cm" loext:decorative="false"/>
      <style:paragraph-properties style:writing-mode="lr-tb"/>
    </style:style>
    <style:style style:name="pr7" style:family="presentation" style:parent-style-name="Default_5f_-outline1">
      <style:graphic-properties fo:min-height="11.049cm" loext:decorative="false"/>
      <style:paragraph-properties style:writing-mode="lr-tb"/>
    </style:style>
    <style:style style:name="pr8" style:family="presentation" style:parent-style-name="Default_5f_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solid" draw:fill-color="#99cc99"/>
      <style:paragraph-properties fo:line-height="150%"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3.6000003814697pt" fo:font-weight="normal" style:font-size-asian="26pt" style:font-weight-asian="normal" style:font-size-complex="26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fo:font-size="18.1000003814697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355e00" loext:opacity="100%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355e00" loext:opacity="100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7.817cm" svg:height="5.362cm" svg:x="3.072cm" svg:y="6.618cm" presentation:class="title" presentation:user-transformed="true">
          <draw:text-box>
            <text:list text:style-name="L1">
              <text:list-header>
                <text:p text:style-name="P1"><text:span text:style-name="T1">Introdução</text:span></text:p>
              </text:list-header>
            </text:list>
          </draw:text-box>
        </draw:frame>
        <draw:frame draw:style-name="gr1" draw:text-style-name="P4" draw:layer="layout" svg:width="27.891cm" svg:height="4.023cm" svg:x="2.732cm" svg:y="1.037cm">
          <draw:text-box>
            <text:list text:style-name="L1">
              <text:list-header>
                <text:p text:style-name="P3"><text:span text:style-name="T2">Programação aplicada à Engenharia Cartográfica</text:span></text:p>
              </text:list-header>
            </text:list>
          </draw:text-box>
        </draw:frame>
        <draw:frame draw:style-name="gr2" draw:text-style-name="P6" draw:layer="layout" svg:width="27.777cm" svg:height="4.973cm" svg:x="3.251cm" svg:y="13.488cm">
          <draw:text-box>
            <text:p text:style-name="P3"><text:span text:style-name="T3">Prof. Dr. Maurício Carvalho Mathias de Paulo</text:span></text:p>
            <text:p text:style-name="P3"><text:span text:style-name="T3"/></text:p>
            <text:p text:style-name="P3"><text:span text:style-name="T4"/></text:p>
            <text:p text:style-name="P5"><text:span text:style-name="T4">Rio de Janeiro-RJ, 202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Sumário</text:p>
          </draw:text-box>
        </draw:frame>
        <draw:frame presentation:style-name="pr4" draw:text-style-name="P8" draw:layer="layout" svg:width="32.766cm" svg:height="14.732cm" svg:x="0.508cm" svg:y="3.302cm" presentation:class="outline">
          <draw:text-box>
            <text:list text:style-name="L2">
              <text:list-item>
                <text:p text:style-name="P8">Introdução</text:p>
              </text:list-item>
              <text:list-item>
                <text:p text:style-name="P8">Revisão bibliográfica</text:p>
              </text:list-item>
              <text:list-item>
                <text:p text:style-name="P8">Materiais e métodos</text:p>
              </text:list-item>
              <text:list-item>
                <text:p text:style-name="P8">Resultados e discussão</text:p>
              </text:list-item>
              <text:list-item>
                <text:p text:style-name="P8">Conclusão</text:p>
              </text:list-item>
              <text:list-item>
                <text:p text:style-name="P8">Referênci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 presentation:placeholder="true">
          <draw:text-box/>
        </draw:frame>
        <draw:frame presentation:style-name="pr7" draw:layer="layout" svg:width="32.766cm" svg:height="11.049cm" svg:x="0.508cm" svg:y="3.30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Sans" svg:font-family="LiberationSans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1" draw:display-name="Bitmap 11" xlink:href="Pictures/10000000000003B500000105E8DD5D04.png" xlink:type="simple" xlink:show="embed" xlink:actuate="onLoad"/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Arial2" fo:font-family="Arial" style:font-style-name="Regular" style:font-family-generic="swiss" style:font-pitch="variabl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adowed" style:family="graphic">
      <style:graphic-properties draw:stroke-dash="Dashed_20__28_var_29__20_1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to_20_sem_20_preenchimento_20_nem_20_linha_5f_1" style:display-name="Objeto sem preenchimento nem linha_1" style:family="graphic">
      <style:graphic-properties draw:stroke="none" draw:fill="none"/>
    </style:style>
    <style:style style:name="Objeto_20_sem_20_preenchimento_20_nem_20_linha_5f_2" style:display-name="Objeto sem preenchimento nem linha_2" style:family="graphic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2" style:display-name="Default Drawing Style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d_5f_marker" style:display-name="red_marker" style:family="graphic" style:parent-style-name="standard">
      <style:graphic-properties draw:stroke="dash" draw:stroke-dash="Dash_20__28_Rounded_29_" svg:stroke-width="0.102cm" svg:stroke-color="#3faf46" draw:marker-start-width="0.457cm" draw:marker-end-width="0.457cm" svg:stroke-linecap="round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2cm" fo:text-indent="0cm"/>
      <style:text-properties fo:font-size="22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6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svg:stroke-color="#99cc99" draw:fill="solid" draw:fill-color="#99cc99" draw:fill-image-width="0cm" draw:fill-image-height="0cm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6.299999237060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Tahoma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none"/>
      <style:text-properties style:letter-kerning="true"/>
    </style:style>
    <style:style style:name="Default_5f__5f_-backgroundobjects" style:display-name="Default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_5f_-notes" style:display-name="Default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>
        <text:list-style style:name="Default_5f__5f_-outline1" style:display-name="Defau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_5f_-outline3" style:display-name="Default__-outline3" style:family="presentation" style:parent-style-name="Default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_5f_-outline4" style:display-name="Default__-outline4" style:family="presentation" style:parent-style-name="Default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_5f_-outline5" style:display-name="Default__-outline5" style:family="presentation" style:parent-style-name="Default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6" style:display-name="Default__-outline6" style:family="presentation" style:parent-style-name="Default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7" style:display-name="Default__-outline7" style:family="presentation" style:parent-style-name="Default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8" style:display-name="Default__-outline8" style:family="presentation" style:parent-style-name="Default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9" style:display-name="Default__-outline9" style:family="presentation" style:parent-style-name="Default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subtitle" style:display-name="Default__-subtitle" style:family="presentation">
      <style:graphic-properties draw:stroke="none" draw:fill="none" draw:textarea-vertical-align="middle">
        <text:list-style style:name="Default_5f__5f_-subtitle" style:display-name="Default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svg:stroke-color="#99cc99" draw:fill="solid" draw:fill-color="#99cc99" draw:fill-image-width="0cm" draw:fill-image-height="0cm" draw:textarea-vertical-align="middle">
        <text:list-style style:name="Default_5f__5f_-title" style:display-name="Default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Tahoma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withoutfill">
      <style:graphic-properties svg:stroke-width="0.02cm" svg:stroke-color="#5c8526" draw:marker-start-width="0.23cm" draw:marker-end-width="0.23cm" draw:fill="none" draw:textarea-horizontal-align="center" draw:textarea-vertical-align="middle" fo:padding-top="0.135cm" fo:padding-bottom="0.135cm" fo:padding-left="0.26cm" fo:padding-right="0.26cm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1.871cm" loext:decorative="false"/>
    </style:style>
    <style:style style:name="Mpr6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2.639cm" loext:decorative="false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Default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0" style:family="presentation" style:parent-style-name="Default_5f__5f_-backgroundobjects">
      <style:graphic-properties draw:stroke="none" draw:fill-color="#99cc99" draw:textarea-horizontal-align="justify" draw:textarea-vertical-align="middle" draw:auto-grow-height="false" fo:min-height="3.228cm" fo:min-width="2.794cm" loext:decorative="false"/>
    </style:style>
    <style:style style:name="Mpr11" style:family="presentation" style:parent-style-name="Default_5f__5f_-backgroundobjects">
      <style:graphic-properties draw:stroke="none" draw:fill-color="#99cc99" draw:textarea-horizontal-align="justify" draw:textarea-vertical-align="middle" draw:auto-grow-height="false" fo:min-height="3.228cm" fo:min-width="3.664cm" loext:decorative="false"/>
    </style:style>
    <style:style style:name="Mpr12" style:family="presentation" style:parent-style-name="Default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Default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99cc99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0.478cm" svg:height="3.181cm" svg:x="1.693cm" svg:y="0.758cm" presentation:class="title" presentation:placeholder="true">
        <draw:text-box/>
      </draw:frame>
      <draw:frame presentation:style-name="Default-outline1" draw:layer="backgroundobjects" svg:width="30.478cm" svg:height="11.049cm" svg:x="1.693cm" svg:y="4.455cm" presentation:class="outline" presentation:placeholder="true">
        <draw:text-box/>
      </draw:frame>
      <draw:frame presentation:style-name="Mpr1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5f_-title" draw:layer="backgroundobjects" svg:width="29.721cm" svg:height="2.927cm" svg:x="1.778cm" svg:y="0.016cm" presentation:class="title" presentation:placeholder="true">
        <draw:text-box/>
      </draw:frame>
      <draw:frame presentation:style-name="Default_5f_-outline1" draw:layer="backgroundobjects" svg:width="32.766cm" svg:height="11.049cm" svg:x="0.508cm" svg:y="3.302cm" presentation:class="outline" presentation:placeholder="true">
        <draw:text-box/>
      </draw:frame>
      <draw:frame presentation:style-name="Mpr4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3</text:page-count></text:span></text:p>
        </draw:text-box>
      </draw:frame>
      <draw:line draw:style-name="Mgr3" draw:text-style-name="MP7" draw:layer="backgroundobjects" svg:x1="0cm" svg:y1="3.048cm" svg:x2="33.866cm" svg:y2="3.068cm">
        <text:p/>
      </draw:line>
      <draw:line draw:style-name="Mgr3" draw:text-style-name="MP7" draw:layer="backgroundobjects" svg:x1="0cm" svg:y1="3.158cm" svg:x2="33.866cm" svg:y2="3.158cm">
        <text:p/>
      </draw:line>
      <draw:custom-shape presentation:style-name="Mpr5" draw:text-style-name="MP8" draw:layer="backgroundobjects" svg:width="1.871cm" svg:height="2.928cm" svg:x="0.036cm" svg:y="0.017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.639cm" svg:height="2.928cm" svg:x="31.242cm" svg:y="0.01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_5f_" style:display-name="Default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5f__5f_-title" draw:layer="backgroundobjects" svg:width="19.306cm" svg:height="3.227cm" svg:x="3.81cm" svg:y="0.837cm" presentation:class="title" presentation:placeholder="true">
        <draw:text-box/>
      </draw:frame>
      <draw:frame presentation:style-name="Default_5f__5f_-outline1" draw:layer="backgroundobjects" svg:width="25.199cm" svg:height="11.04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line draw:style-name="Mgr3" draw:text-style-name="MP7" draw:layer="backgroundobjects" svg:x1="1.301cm" svg:y1="4.201cm" svg:x2="26.5cm" svg:y2="4.201cm">
        <text:p/>
      </draw:line>
      <draw:line draw:style-name="Mgr3" draw:text-style-name="MP7" draw:layer="backgroundobjects" svg:x1="1.301cm" svg:y1="4.301cm" svg:x2="26.5cm" svg:y2="4.301cm">
        <text:p/>
      </draw:line>
      <draw:custom-shape presentation:style-name="Mpr10" draw:text-style-name="MP8" draw:layer="backgroundobjects" svg:width="2.794cm" svg:height="3.228cm" svg:x="1.27cm" svg:y="0.839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1.93cm" svg:height="3.23cm" svg:x="1.37cm" svg:y="0.84cm">
        <draw:image xlink:href="Pictures/10000001000001D900000347F6C26F69.png" xlink:type="simple" xlink:show="embed" xlink:actuate="onLoad" draw:mime-type="image/png">
          <text:p/>
        </draw:image>
      </draw:frame>
      <draw:custom-shape presentation:style-name="Mpr11" draw:text-style-name="MP8" draw:layer="backgroundobjects" svg:width="3.664cm" svg:height="3.228cm" svg:x="22.86cm" svg:y="0.84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2.794cm" svg:height="3.354cm" svg:x="23.868cm" svg:y="0.84cm">
        <draw:image xlink:href="Pictures/10000001000000FA0000012CC7CF9D30.png" xlink:type="simple" xlink:show="embed" xlink:actuate="onLoad" draw:mime-type="image/png">
          <text:p/>
        </draw:image>
      </draw:frame>
      <presentation:notes style:page-layout-name="PM0">
        <draw:page-thumbnail presentation:style-name="Default_5f__5f_-title" draw:layer="backgroundobjects" svg:width="14.848cm" svg:height="11.136cm" svg:x="3.075cm" svg:y="2.257cm" presentation:class="page"/>
        <draw:frame presentation:style-name="Default_5f_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30T10:55:49.534035460</meta:creation-date>
    <meta:editing-duration>P3DT7H2M3S</meta:editing-duration>
    <meta:editing-cycles>736</meta:editing-cycles>
    <meta:generator>LibreOffice/24.2.6.2$Linux_X86_64 LibreOffice_project/420$Build-2</meta:generator>
    <dc:date>2024-12-04T13:22:08.774940042</dc:date>
    <meta:document-statistic meta:object-count="66"/>
  </office:meta>
</office:document-meta>
</file>